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client_s001" table:style-name="ta1">
        <table:shapes>
          <draw:frame draw:z-index="0" draw:style-name="gr1" draw:text-style-name="P1" svg:width="159.97mm" svg:height="90.04mm" svg:x="174.27mm" svg:y="17.27mm">
            <draw:object draw:notify-on-update-of-ranges="log_client_s001.B1:log_client_s001.B1 log_client_s001.B2:log_client_s001.B11 log_client_s001.C2:log_client_s001.C11 log_client_s001.G1:log_client_s001.G1 log_client_s001.G2:log_client_s001.G11 log_client_s001.C2:log_client_s00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85.55mm" svg:y="410.91mm">
            <draw:object draw:notify-on-update-of-ranges="log_client_s001.C2:log_client_s001.C11 log_client_s001.B1:log_client_s001.B1 log_client_s001.B92:log_client_s001.B101 log_client_s001.C2:log_client_s001.C11 log_client_s001.G1:log_client_s001.G1 log_client_s001.G92:log_client_s001.G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85.55mm" svg:y="1810.74mm">
            <draw:object draw:notify-on-update-of-ranges="log_client_s001.C2:log_client_s001.C11 log_client_s001.B1:log_client_s001.B1 log_client_s001.B402:log_client_s001.B411 log_client_s001.C2:log_client_s001.C11 log_client_s001.G1:log_client_s001.G1 log_client_s001.G402:log_client_s001.G4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4mm" svg:x="163.01mm" svg:y="2208.11mm">
            <draw:object draw:notify-on-update-of-ranges="log_client_s001.C2:log_client_s001.C11 log_client_s001.B1:log_client_s001.B1 log_client_s001.B492:log_client_s001.B501 log_client_s001.C2:log_client_s001.C11 log_client_s001.G1:log_client_s001.G1 log_client_s001.G492:log_client_s001.G5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<text:s/>Perror</text:p>
          </table:table-cell>
          <table:table-cell office:value-type="string" calcext:value-type="string">
            <text:p><text:s/>Wtx</text:p>
          </table:table-cell>
          <table:table-cell office:value-type="string" calcext:value-type="string">
            <text:p><text:s/>Tout</text:p>
          </table:table-cell>
          <table:table-cell office:value-type="string" calcext:value-type="string">
            <text:p><text:s/>erro e total</text:p>
          </table:table-cell>
          <table:table-cell office:value-type="string" calcext:value-type="string">
            <text:p>reenvios</text:p>
          </table:table-cell>
          <table:table-cell office:value-type="string" calcext:value-type="string">
            <text:p><text:s/>Tout total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758" calcext:value-type="float">
            <text:p>10758</text:p>
          </table:table-cell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274" calcext:value-type="float">
            <text:p>17274</text:p>
          </table:table-cell>
          <table:table-cell office:value-type="float" office:value="159" calcext:value-type="float">
            <text:p>15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0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099" calcext:value-type="float">
            <text:p>120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455" calcext:value-type="float">
            <text:p>194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.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67" calcext:value-type="float">
            <text:p>128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620" calcext:value-type="float">
            <text:p>206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438" calcext:value-type="float">
            <text:p>134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.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728" calcext:value-type="float">
            <text:p>217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0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.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021" calcext:value-type="float">
            <text:p>140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0.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868" calcext:value-type="float">
            <text:p>228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0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.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0.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3778" calcext:value-type="float">
            <text:p>237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0.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0.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4726" calcext:value-type="float">
            <text:p>247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.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811" calcext:value-type="float">
            <text:p>158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0.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5852" calcext:value-type="float">
            <text:p>258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0.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0.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369" calcext:value-type="float">
            <text:p>163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0.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6930" calcext:value-type="float">
            <text:p>269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0.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911" calcext:value-type="float">
            <text:p>16911</text:p>
          </table:table-cell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8119" calcext:value-type="float">
            <text:p>28119</text:p>
          </table:table-cell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22" calcext:value-type="float">
            <text:p>6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827" calcext:value-type="float">
            <text:p>1082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7433" calcext:value-type="float">
            <text:p>1743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180" calcext:value-type="float">
            <text:p>1218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0.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555" calcext:value-type="float">
            <text:p>1955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0.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98" calcext:value-type="float">
            <text:p>128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0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698" calcext:value-type="float">
            <text:p>206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0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70" calcext:value-type="float">
            <text:p>134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0.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781" calcext:value-type="float">
            <text:p>217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0.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0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.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064" calcext:value-type="float">
            <text:p>140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2943" calcext:value-type="float">
            <text:p>2294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.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0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209" calcext:value-type="float">
            <text:p>92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4635" calcext:value-type="float">
            <text:p>146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3856" calcext:value-type="float">
            <text:p>2385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0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0.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.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182" calcext:value-type="float">
            <text:p>151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0.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852" calcext:value-type="float">
            <text:p>2485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0.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.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.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.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857" calcext:value-type="float">
            <text:p>1585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0.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5940" calcext:value-type="float">
            <text:p>2594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0.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0.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0.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.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421" calcext:value-type="float">
            <text:p>164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.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6984" calcext:value-type="float">
            <text:p>2698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0.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0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938" calcext:value-type="float">
            <text:p>169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8202" calcext:value-type="float">
            <text:p>2820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0.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531" calcext:value-type="float">
            <text:p>5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0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0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749" calcext:value-type="float">
            <text:p>17749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0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0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0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248" calcext:value-type="float">
            <text:p>1224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0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775" calcext:value-type="float">
            <text:p>1977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0.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972" calcext:value-type="float">
            <text:p>129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0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0.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542" calcext:value-type="float">
            <text:p>1354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0.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1965" calcext:value-type="float">
            <text:p>2196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0.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0.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0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.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0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3037" calcext:value-type="float">
            <text:p>2303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.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0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697" calcext:value-type="float">
            <text:p>1469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3984" calcext:value-type="float">
            <text:p>2398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0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0.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0.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0.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.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272" calcext:value-type="float">
            <text:p>1527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0.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5040" calcext:value-type="float">
            <text:p>2504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0.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0.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0.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5976" calcext:value-type="float">
            <text:p>1597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6073" calcext:value-type="float">
            <text:p>2607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0.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.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.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0.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483" calcext:value-type="float">
            <text:p>1648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7122" calcext:value-type="float">
            <text:p>2712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0.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0.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7004" calcext:value-type="float">
            <text:p>1700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8370" calcext:value-type="float">
            <text:p>2837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0.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0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0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0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.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976" calcext:value-type="float">
            <text:p>1997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0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.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0.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053" calcext:value-type="float">
            <text:p>210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0.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250" calcext:value-type="float">
            <text:p>2225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0.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0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3220" calcext:value-type="float">
            <text:p>232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0.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.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0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0.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0.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823" calcext:value-type="float">
            <text:p>1482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0.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4158" calcext:value-type="float">
            <text:p>2415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0.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0.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638" calcext:value-type="float">
            <text:p>96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0.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368" calcext:value-type="float">
            <text:p>153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0.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208" calcext:value-type="float">
            <text:p>2520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0.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.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.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0.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093" calcext:value-type="float">
            <text:p>160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6232" calcext:value-type="float">
            <text:p>2623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0.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0.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0.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7410" calcext:value-type="float">
            <text:p>2741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0.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0.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0.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8671" calcext:value-type="float">
            <text:p>2867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0.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.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0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0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599" calcext:value-type="float">
            <text:p>115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715" calcext:value-type="float">
            <text:p>18715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<text:s/>0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0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492" calcext:value-type="float">
            <text:p>1249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s/>0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/>0.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0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237" calcext:value-type="float">
            <text:p>1323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0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0.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0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0.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0.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786" calcext:value-type="float">
            <text:p>1378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0.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2518" calcext:value-type="float">
            <text:p>2251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0.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0.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0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0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378" calcext:value-type="float">
            <text:p>1437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3368" calcext:value-type="float">
            <text:p>2336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0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0.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.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951" calcext:value-type="float">
            <text:p>1495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0.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4386" calcext:value-type="float">
            <text:p>2438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0.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0.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0.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0.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536" calcext:value-type="float">
            <text:p>1553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0.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5452" calcext:value-type="float">
            <text:p>2545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0.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0.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0.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0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249" calcext:value-type="float">
            <text:p>1624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0.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6560" calcext:value-type="float">
            <text:p>2656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0.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.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0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325" calcext:value-type="float">
            <text:p>103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0.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76" calcext:value-type="float">
            <text:p>1677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7774" calcext:value-type="float">
            <text:p>2777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0.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0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0.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648" calcext:value-type="float">
            <text:p>1064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7169" calcext:value-type="float">
            <text:p>171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023" calcext:value-type="float">
            <text:p>29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9623" calcext:value-type="float">
            <text:p>29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4T11:12:08.993794931</dc:date>
    <meta:editing-duration>PT15M42S</meta:editing-duration>
    <meta:editing-cycles>4</meta:editing-cycles>
    <meta:document-statistic meta:table-count="1" meta:cell-count="40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-0.1" chart:origin="-0.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0.1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73cm" svg:y="0.315cm" chart:style-name="ch2">
          <text:p>Taxa de Transmissão</text:p>
        </chart:title>
        <chart:subtitle svg:x="6.037cm" svg:y="1.196cm" chart:style-name="ch3">
          <text:p>Wtx=1, Tout=1
servidor:Perror=0,001</text:p>
        </chart:subtitle>
        <chart:legend chart:legend-position="end" svg:x="13.358cm" svg:y="4.033cm" style:legend-expansion="high" chart:style-name="ch4"/>
        <chart:plot-area chart:style-name="ch5" table:cell-range-address="log_client_s001.B2:log_client_s001.C11 log_client_s001.B1:log_client_s001.B1 log_client_s001.G1:log_client_s001.G11" chart:data-source-has-labels="row" svg:x="0.322cm" svg:y="2.349cm" svg:width="12.709cm" svg:height="5.547cm">
          <chartooo:coordinate-region svg:x="1.129cm" svg:y="2.509cm" svg:width="11.809cm" svg:height="4.819cm"/>
          <chart:axis chart:dimension="x" chart:name="primary-x" chart:style-name="ch6">
            <chart:title svg:x="6.169cm" svg:y="8.076cm" chart:style-name="ch7">
              <text:p>Perror</text:p>
            </chart:title>
            <chart:grid chart:style-name="ch8" chart:class="major"/>
          </chart:axis>
          <chart:axis chart:dimension="y" chart:name="primary-y" chart:style-name="ch9"/>
          <chart:series chart:style-name="ch10" chart:values-cell-range-address="log_client_s001.B2:log_client_s001.B11" chart:label-cell-address="log_client_s001.B1:log_client_s001.B1" chart:class="chart:scatter">
            <chart:domain table:cell-range-address="log_client_s001.C2:log_client_s001.C11"/>
            <chart:data-point chart:repeated="10"/>
          </chart:series>
          <chart:series chart:style-name="ch11" chart:values-cell-range-address="log_client_s001.G2:log_client_s001.G11" chart:label-cell-address="log_client_s001.G1:log_client_s001.G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empo</text:p>
                <draw:g>
                  <svg:desc>log_client_s001.B1:log_client_s001.B1</svg:desc>
                </draw:g>
              </table:table-cell>
              <table:table-cell office:value-type="string">
                <text:p>reenvios</text:p>
                <draw:g>
                  <svg:desc>log_client_s001.G1:log_client_s00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client_s001.C2:log_client_s001.C11</svg:desc>
                </draw:g>
              </table:table-cell>
              <table:table-cell office:value-type="float" office:value="0">
                <text:p>0</text:p>
                <draw:g>
                  <svg:desc>log_client_s001.B2:log_client_s001.B11</svg:desc>
                </draw:g>
              </table:table-cell>
              <table:table-cell office:value-type="float" office:value="0">
                <text:p>0</text:p>
                <draw:g>
                  <svg:desc>log_client_s001.G2:log_client_s00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-0.1" chart:origin="-0.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0.1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73cm" svg:y="0.315cm" chart:style-name="ch2">
          <text:p>Taxa de Transmissão</text:p>
        </chart:title>
        <chart:subtitle svg:x="6.037cm" svg:y="1.196cm" chart:style-name="ch3">
          <text:p>Wtx=10, Tout=1
servidor:Perror=0,001</text:p>
        </chart:subtitle>
        <chart:legend chart:legend-position="end" svg:x="13.358cm" svg:y="4.033cm" style:legend-expansion="high" chart:style-name="ch4"/>
        <chart:plot-area chart:style-name="ch5" table:cell-range-address="log_client_s001.C2:log_client_s001.C11 log_client_s001.B1:log_client_s001.B1 log_client_s001.B92:log_client_s001.B101 log_client_s001.G1:log_client_s001.G1 log_client_s001.G92:log_client_s001.G101" chart:data-source-has-labels="row" svg:x="0.322cm" svg:y="2.348cm" svg:width="12.709cm" svg:height="5.545cm">
          <chartooo:coordinate-region svg:x="1.129cm" svg:y="2.508cm" svg:width="11.808cm" svg:height="4.817cm"/>
          <chart:axis chart:dimension="x" chart:name="primary-x" chart:style-name="ch6">
            <chart:title svg:x="6.169cm" svg:y="8.073cm" chart:style-name="ch7">
              <text:p>Perror</text:p>
            </chart:title>
            <chart:grid chart:style-name="ch8" chart:class="major"/>
          </chart:axis>
          <chart:axis chart:dimension="y" chart:name="primary-y" chart:style-name="ch9"/>
          <chart:series chart:style-name="ch10" chart:values-cell-range-address="log_client_s001.B92:log_client_s001.B101" chart:label-cell-address="log_client_s001.B1:log_client_s001.B1" chart:class="chart:scatter">
            <chart:domain table:cell-range-address="log_client_s001.C2:log_client_s001.C11"/>
            <chart:data-point chart:repeated="10"/>
          </chart:series>
          <chart:series chart:style-name="ch11" chart:values-cell-range-address="log_client_s001.G92:log_client_s001.G101" chart:label-cell-address="log_client_s001.G1:log_client_s001.G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empo</text:p>
                <draw:g>
                  <svg:desc>log_client_s001.B1:log_client_s001.B1</svg:desc>
                </draw:g>
              </table:table-cell>
              <table:table-cell office:value-type="string">
                <text:p>reenvios</text:p>
                <draw:g>
                  <svg:desc>log_client_s001.G1:log_client_s00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client_s001.C2:log_client_s001.C11</svg:desc>
                </draw:g>
              </table:table-cell>
              <table:table-cell office:value-type="float" office:value="0">
                <text:p>0</text:p>
                <draw:g>
                  <svg:desc>log_client_s001.B92:log_client_s001.B101</svg:desc>
                </draw:g>
              </table:table-cell>
              <table:table-cell office:value-type="float" office:value="0">
                <text:p>0</text:p>
                <draw:g>
                  <svg:desc>log_client_s001.G92:log_client_s001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3">
                <text:p>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6">
                <text:p>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7">
                <text:p>2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83">
                <text:p>83</text:p>
              </table:table-cell>
              <table:table-cell office:value-type="float" office:value="622">
                <text:p>6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-0.1" chart:origin="-0.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0.1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73cm" svg:y="0.315cm" chart:style-name="ch2">
          <text:p>Taxa de Transmissão</text:p>
        </chart:title>
        <chart:subtitle svg:x="6.037cm" svg:y="1.196cm" chart:style-name="ch3">
          <text:p>Wtx=1, Tout=5
servidor:Perror=0,001</text:p>
        </chart:subtitle>
        <chart:legend chart:legend-position="end" svg:x="13.358cm" svg:y="4.033cm" style:legend-expansion="high" chart:style-name="ch4"/>
        <chart:plot-area chart:style-name="ch5" table:cell-range-address="log_client_s001.C2:log_client_s001.C11 log_client_s001.B1:log_client_s001.B1 log_client_s001.B402:log_client_s001.B411 log_client_s001.G1:log_client_s001.G1 log_client_s001.G402:log_client_s001.G411" chart:data-source-has-labels="row" svg:x="0.322cm" svg:y="2.348cm" svg:width="12.709cm" svg:height="5.545cm">
          <chartooo:coordinate-region svg:x="1.129cm" svg:y="2.508cm" svg:width="11.808cm" svg:height="4.817cm"/>
          <chart:axis chart:dimension="x" chart:name="primary-x" chart:style-name="ch6">
            <chart:title svg:x="6.169cm" svg:y="8.073cm" chart:style-name="ch7">
              <text:p>Perror</text:p>
            </chart:title>
            <chart:grid chart:style-name="ch8" chart:class="major"/>
          </chart:axis>
          <chart:axis chart:dimension="y" chart:name="primary-y" chart:style-name="ch9"/>
          <chart:series chart:style-name="ch10" chart:values-cell-range-address="log_client_s001.B402:log_client_s001.B411" chart:label-cell-address="log_client_s001.B1:log_client_s001.B1" chart:class="chart:scatter">
            <chart:domain table:cell-range-address="log_client_s001.C2:log_client_s001.C11"/>
            <chart:data-point chart:repeated="10"/>
          </chart:series>
          <chart:series chart:style-name="ch11" chart:values-cell-range-address="log_client_s001.G402:log_client_s001.G411" chart:label-cell-address="log_client_s001.G1:log_client_s001.G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empo</text:p>
                <draw:g>
                  <svg:desc>log_client_s001.B1:log_client_s001.B1</svg:desc>
                </draw:g>
              </table:table-cell>
              <table:table-cell office:value-type="string">
                <text:p>reenvios</text:p>
                <draw:g>
                  <svg:desc>log_client_s001.G1:log_client_s00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client_s001.C2:log_client_s001.C11</svg:desc>
                </draw:g>
              </table:table-cell>
              <table:table-cell office:value-type="float" office:value="0">
                <text:p>0</text:p>
                <draw:g>
                  <svg:desc>log_client_s001.B402:log_client_s001.B411</svg:desc>
                </draw:g>
              </table:table-cell>
              <table:table-cell office:value-type="float" office:value="0">
                <text:p>0</text:p>
                <draw:g>
                  <svg:desc>log_client_s001.G402:log_client_s001.G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10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30">
                <text:p>1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30">
                <text:p>2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740">
                <text:p>740</text:p>
              </table:table-cell>
              <table:table-cell office:value-type="float" office:value="148">
                <text:p>1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-0.1" chart:origin="-0.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0.1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73cm" svg:y="0.315cm" chart:style-name="ch2">
          <text:p>Taxa de Transmissão</text:p>
        </chart:title>
        <chart:subtitle svg:x="6.037cm" svg:y="1.196cm" chart:style-name="ch3">
          <text:p>Wtx=10, Tout=5
servidor:Perror=0,001</text:p>
        </chart:subtitle>
        <chart:legend chart:legend-position="end" svg:x="13.358cm" svg:y="4.033cm" style:legend-expansion="high" chart:style-name="ch4"/>
        <chart:plot-area chart:style-name="ch5" table:cell-range-address="log_client_s001.C2:log_client_s001.C11 log_client_s001.B1:log_client_s001.B1 log_client_s001.B492:log_client_s001.B501 log_client_s001.G1:log_client_s001.G1 log_client_s001.G492:log_client_s001.G501" chart:data-source-has-labels="row" svg:x="0.322cm" svg:y="2.348cm" svg:width="12.709cm" svg:height="5.545cm">
          <chartooo:coordinate-region svg:x="1.129cm" svg:y="2.508cm" svg:width="11.808cm" svg:height="4.817cm"/>
          <chart:axis chart:dimension="x" chart:name="primary-x" chart:style-name="ch6">
            <chart:title svg:x="6.169cm" svg:y="8.073cm" chart:style-name="ch7">
              <text:p>Perror</text:p>
            </chart:title>
            <chart:grid chart:style-name="ch8" chart:class="major"/>
          </chart:axis>
          <chart:axis chart:dimension="y" chart:name="primary-y" chart:style-name="ch9"/>
          <chart:series chart:style-name="ch10" chart:values-cell-range-address="log_client_s001.B492:log_client_s001.B501" chart:label-cell-address="log_client_s001.B1:log_client_s001.B1" chart:class="chart:scatter">
            <chart:domain table:cell-range-address="log_client_s001.C2:log_client_s001.C11"/>
            <chart:data-point chart:repeated="10"/>
          </chart:series>
          <chart:series chart:style-name="ch11" chart:values-cell-range-address="log_client_s001.G492:log_client_s001.G501" chart:label-cell-address="log_client_s001.G1:log_client_s001.G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empo</text:p>
                <draw:g>
                  <svg:desc>log_client_s001.B1:log_client_s001.B1</svg:desc>
                </draw:g>
              </table:table-cell>
              <table:table-cell office:value-type="string">
                <text:p>reenvios</text:p>
                <draw:g>
                  <svg:desc>log_client_s001.G1:log_client_s00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client_s001.C2:log_client_s001.C11</svg:desc>
                </draw:g>
              </table:table-cell>
              <table:table-cell office:value-type="float" office:value="0">
                <text:p>0</text:p>
                <draw:g>
                  <svg:desc>log_client_s001.B492:log_client_s001.B501</svg:desc>
                </draw:g>
              </table:table-cell>
              <table:table-cell office:value-type="float" office:value="0">
                <text:p>0</text:p>
                <draw:g>
                  <svg:desc>log_client_s001.G492:log_client_s001.G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10">
                <text:p>1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05">
                <text:p>10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600">
                <text:p>600</text:p>
              </table:table-cell>
              <table:table-cell office:value-type="float" office:value="511">
                <text:p>5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